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Helvetica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" style:family="paragraph" style:parent-style-name="mark" style:list-style-name="L1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3" style:family="paragraph" style:parent-style-name="mark" style:list-style-name="L2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4" style:family="paragraph" style:parent-style-name="mark" style:list-style-name="L3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5" style:family="paragraph" style:parent-style-name="mark" style:list-style-name="L4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252525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3">8</text:span><text:span text:style-name="T3">.</text:span><text:span text:style-name="T3">7</text:span><text:span text:style-name="T2"> <text:s/></text:span><text:span text:style-name="T1">Типові атаки на розподілені системи:</text:span></text:p>
      <text:list xml:id="list1397853636" text:style-name="L1">
        <text:list-item>
          <text:p text:style-name="P2">брутфорс паролів та атаки зі словником.</text:p>
        </text:list-item>
        <text:list-item>
          <text:p text:style-name="P2">реєстрація та маніпуляції з мережним трафіком.</text:p>
        </text:list-item>
        <text:list-item>
          <text:p text:style-name="P2">імпорт фальшивих пакетів даних.</text:p>
        </text:list-item>
        <text:list-item>
          <text:p text:style-name="P2">експлуатація відомих вразливостей (мови макросів, помилки ОС, служби rpc)</text:p>
        </text:list-item>
      </text:list>
      <text:p text:style-name="P1">Причини виникнення вразливостей:</text:p>
      <text:list xml:id="list1942421933" text:style-name="L2">
        <text:list-item>
          <text:p text:style-name="P3">використання спільного середовища передачі</text:p>
        </text:list-item>
        <text:list-item>
          <text:p text:style-name="P3">застосування нестійких алгоритмів ідентифікації віддалених об’єктів</text:p>
        </text:list-item>
        <text:list-item>
          <text:p text:style-name="P3">використання протоколів динамічної маршрутизації</text:p>
        </text:list-item>
        <text:list-item>
          <text:p text:style-name="P3">застосування алгоритмів віддаленого пошуку.</text:p>
        </text:list-item>
        <text:list-item>
          <text:p text:style-name="P3">можливість анонімного захоплення активним об’єктом багатьох каналів зв’язку.</text:p>
        </text:list-item>
      </text:list>
      <text:p text:style-name="P1">Типові атаки:</text:p>
      <text:list xml:id="list685718110" text:style-name="L3">
        <text:list-item>
          <text:p text:style-name="P4">аналіз мережевого трафіку</text:p>
        </text:list-item>
        <text:list-item>
          <text:p text:style-name="P4">підміна довіреного об’єкта</text:p>
        </text:list-item>
        <text:list-item>
          <text:p text:style-name="P4">упровадження фальшивого об’єкта через нав’язування фальшивого маршруту</text:p>
        </text:list-item>
        <text:list-item>
          <text:p text:style-name="P4">відмова в обслуговуванні</text:p>
        </text:list-item>
      </text:list>
      <text:p text:style-name="P1"><text:span text:style-name="T4">XSS</text:span> (англ. Cross Site Scripting — «міжсайтовий скриптінг») — тип вразливості інтерактивних інформаційних систем у вебі. XSS виникає, коли на сторінки, які були згенеровані сервером, з якоїсь причини потрапляють користувацькі скрипти. Специфіка подібних атак полягає в тому, що замість безпосередньої атаки сервера зловмисники використовують вразливий сервер для атаки на користувача.</text:p>
      <text:p text:style-name="P1"><text:span text:style-name="T4">CGI</text:span> (Common Gateway Interface – Общий Шлюзовой Интерфейс) – интерфейс связи веб-сервера с программой, запускаемой этим сервером и создающей динамический документ. </text:p>
      <text:p text:style-name="P1"><text:span text:style-name="T4">SQL ін’єкції</text:span> - якщо запити до бази даних не екрануються, можна змінити їх таким чином, щоб отримати довільну інформацію з бази або навіть модифікувати їх. Введення SQL коду зловмисника у запит.</text:p>
      <text:p text:style-name="P1">Атаки:</text:p>
      <text:p text:style-name="P1">Переповнення буфера, якщо CGI програма на вразливій до цього мові.</text:p>
      <text:p text:style-name="P1">Вставка спецсимволів ("0x00", "|")</text:p>
      <text:p text:style-name="P1">Вставка коду (інтерпретатори).</text:p>
      <text:p text:style-name="P1">Захист CGI:</text:p>
      <text:list xml:id="list1104599020" text:style-name="L4">
        <text:list-item>
          <text:p text:style-name="P5">використовувати сесії</text:p>
        </text:list-item>
        <text:list-item>
          <text:p text:style-name="P5">безпечна передача пароля</text:p>
        </text:list-item>
        <text:list-item>
          <text:p text:style-name="P5">не передавати на бік клієнта важливі дані</text:p>
        </text:list-item>
        <text:list-item>
          <text:p text:style-name="P5">валідувати усі отримані дані</text:p>
        </text:list-item>
        <text:list-item>
          <text:p text:style-name="P5">екранувати усі вхідні дані</text:p>
        </text:list-item>
      </text:list>
      <text:p text:style-name="P1">Веб-сервер, сервер баз даних, CGI програми повинні запускатись окремими користувачами. Рекомендується максимально обмежувати права користувача, через якого працює CGI <text:s/>програма в Б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Helvetica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1:47:49</dc:date>
    <dc:creator>mark </dc:creator>
    <meta:editing-duration>P0D</meta:editing-duration>
    <meta:editing-cycles>11</meta:editing-cycles>
    <meta:document-statistic meta:table-count="0" meta:image-count="0" meta:object-count="0" meta:page-count="1" meta:paragraph-count="30" meta:word-count="242" meta:character-count="1904" meta:non-whitespace-character-count="1689"/>
  </office:meta>
</office:document-meta>
</file>